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5d40" officeooo:paragraph-rsid="000a4c75"/>
    </style:style>
    <style:style style:name="P2" style:family="paragraph" style:parent-style-name="Standard">
      <style:text-properties officeooo:rsid="001beb5d" officeooo:paragraph-rsid="000a4c75"/>
    </style:style>
    <style:style style:name="P3" style:family="paragraph" style:parent-style-name="Standard">
      <style:text-properties officeooo:rsid="000a4c75" officeooo:paragraph-rsid="000a4c75"/>
    </style:style>
    <style:style style:name="P4" style:family="paragraph" style:parent-style-name="Standard" style:list-style-name="L1">
      <style:text-properties officeooo:rsid="001beb5d" officeooo:paragraph-rsid="000a4c75"/>
    </style:style>
    <style:style style:name="P5" style:family="paragraph" style:parent-style-name="Standard" style:list-style-name="L1">
      <style:text-properties officeooo:rsid="000a4c75" officeooo:paragraph-rsid="000a4c75"/>
    </style:style>
    <style:style style:name="P6" style:family="paragraph" style:parent-style-name="Standard">
      <style:text-properties officeooo:rsid="000acd3f" officeooo:paragraph-rsid="000acd3f"/>
    </style:style>
    <style:style style:name="P7" style:family="paragraph" style:parent-style-name="Standard" style:list-style-name="L1">
      <style:text-properties officeooo:rsid="000acd3f" officeooo:paragraph-rsid="000acd3f"/>
    </style:style>
    <style:style style:name="T1" style:family="text">
      <style:text-properties officeooo:rsid="000a4c75"/>
    </style:style>
    <style:style style:name="T2" style:family="text">
      <style:text-properties officeooo:rsid="000acd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202: Project <text:span text:style-name="T2">3</text:span> Documentation</text:p>
      <text:p text:style-name="P2">Cayler Miley</text:p>
      <text:p text:style-name="P1"/>
      <text:p text:style-name="P2">Overview:</text:p>
      <text:p text:style-name="P6">This project generates a slot configuration, prints the configuration, and finds a stop through a menu system using pointers.</text:p>
      <text:p text:style-name="P2"/>
      <text:p text:style-name="P2">Functions:</text:p>
      <text:p text:style-name="P2"><text:tab/><text:span text:style-name="T1">SymInput</text:span></text:p>
      <text:p text:style-name="P2"><text:tab/><text:tab/><text:span text:style-name="T1">Inputs the symbols file</text:span></text:p>
      <text:p text:style-name="P2"><text:tab/><text:span text:style-name="T1">MenuText</text:span></text:p>
      <text:p text:style-name="P2"><text:tab/><text:tab/><text:span text:style-name="T1">Outputs text for menu</text:span></text:p>
      <text:p text:style-name="P2"><text:tab/><text:span text:style-name="T1">MenuNav</text:span></text:p>
      <text:p text:style-name="P2"><text:tab/><text:tab/><text:span text:style-name="T1">Implements menu navigation with switch statements</text:span></text:p>
      <text:p text:style-name="P2"><text:tab/><text:span text:style-name="T1">SlotGen</text:span></text:p>
      <text:p text:style-name="P2"><text:tab/><text:tab/><text:span text:style-name="T1">Generates a random slot configuration</text:span></text:p>
      <text:p text:style-name="P2"><text:tab/><text:span text:style-name="T1">ScreenPrint</text:span></text:p>
      <text:p text:style-name="P2"><text:tab/><text:tab/><text:span text:style-name="T1">Prints configuration to screen</text:span></text:p>
      <text:p text:style-name="P2"><text:tab/><text:span text:style-name="T2">CheckStop</text:span></text:p>
      <text:p text:style-name="P2"><text:tab/><text:tab/><text:span text:style-name="T1">Outputs a specific stop in the configuration to the screen</text:span></text:p>
      <text:p text:style-name="P2"><text:tab/><text:span text:style-name="T1">strcopy</text:span></text:p>
      <text:p text:style-name="P2"><text:tab/><text:tab/><text:span text:style-name="T1">Copies a string from source to destination</text:span></text:p>
      <text:p text:style-name="P2"><text:tab/><text:span text:style-name="T1">strcomp</text:span></text:p>
      <text:p text:style-name="P2"><text:tab/><text:tab/><text:span text:style-name="T1">Compares strings, true if they are the same</text:span></text:p>
      <text:p text:style-name="P2"/>
      <text:p text:style-name="P2">Application:</text:p>
      <text:p text:style-name="P3"><text:span text:style-name="T2">The most important part of this project (the pointers) was also the most difficult part. I started with strcopy and strcomp. The most difficult function was CheckStop because I had to visualize where the pointers went and how to navigate to them without the use of brackets. The following functionality is included</text:span>:</text:p>
      <text:list xml:id="list812896471848022172" text:style-name="L1">
        <text:list-item>
          <text:p text:style-name="P4">Created in Ubuntu (on personal computer using VMware)</text:p>
        </text:list-item>
        <text:list-item>
          <text:p text:style-name="P4">Tested in Ubuntu (on personal computer using VMware)</text:p>
        </text:list-item>
        <text:list-item>
          <text:p text:style-name="P4">Compiled using g++</text:p>
        </text:list-item>
        <text:list-item>
          <text:p text:style-name="P4">Captured test case with script</text:p>
        </text:list-item>
        <text:list-item>
          <text:p text:style-name="P5">Use of functions <text:span text:style-name="T2">using pointers</text:span></text:p>
        </text:list-item>
        <text:list-item>
          <text:p text:style-name="P5">Menu system</text:p>
        </text:list-item>
        <text:list-item>
          <text:p text:style-name="P7">Only used brackets when declaring arrays</text:p>
        </text:list-item>
        <text:list-item>
          <text:p text:style-name="P7">Navigation using increment and decrement of pointers only</text:p>
        </text:list-item>
        <text:list-item>
          <text:p text:style-name="P5">Populating/generating a slot machine configuration</text:p>
        </text:list-item>
        <text:list-item>
          <text:p text:style-name="P5">Printing configuration to screen</text:p>
        </text:list-item>
        <text:list-item>
          <text:p text:style-name="P5">Printing specific stop to screen</text:p>
        </text:list-item>
        <text:list-item>
          <text:p text:style-name="P4">Commented according to personal style and class policy</text:p>
        </text:list-item>
        <text:list-item>
          <text:p text:style-name="P4">Character arrays for strings</text:p>
        </text:list-item>
      </text:list>
      <text:p text:style-name="P2"/>
      <text:p text:style-name="P2">Conclusion:</text:p>
      <text:p text:style-name="P3">This project was challenging, <text:span text:style-name="T2">but</text:span> <text:span text:style-name="T2">mostly in reference to changing position of the pointers and making sure that the pointers were set back to their original positions at the end of the function. I am very proud of this project and there is not much I would change. Given more time I would have completed </text:span><text:soft-page-break/><text:span text:style-name="T2">the challenge portions but I didn't have time for this project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22:01:36.935599011</meta:creation-date>
    <dc:date>2015-02-18T22:31:24.592863743</dc:date>
    <meta:editing-duration>P0D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2" meta:paragraph-count="38" meta:word-count="288" meta:character-count="1784" meta:non-whitespace-character-count="1523"/>
  </office:meta>
</office:document-meta>
</file>